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ynamic Symmetry Breaking for SAT Solver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binatorial Solvers 2013</text:p>
            <text:p>J. van Beek, A.J. Rouvoet, E. Schoute</text:p>
            <text:p>and I.J.G. in ’t Veen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Symmetry Brea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SAT problem which shows symmetrical properties.</text:p>
              </text:list-item>
              <text:list-item>
                <text:p>Static Symmetry Breaking</text:p>
              </text:list-item>
              <text:list-item>
                <text:p>Dynamic Symmetry Brea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cus on both static and dynamic symmetry breakers.</text:p>
              </text:list-item>
              <text:list-item>
                <text:p>What are the pros and cons of dynamic symmetry breaking versus static.</text:p>
              </text:list-item>
              <text:list-item>
                <text:p>What is the state-of-the-art?</text:p>
              </text:list-item>
              <text:list-item>
                <text:p>How can we extend/modify an existing algorithm to improve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Research static and dynamic symmetry breaking.</text:p>
              </text:list-item>
              <text:list-item>
                <text:p><text:s/>Implement a dynamic symmetry breaking algorithm.</text:p>
              </text:list-item>
              <text:list-item>
                <text:p><text:s/>Compare our (modified) solver to other solvers.</text:p>
              </text:list-item>
              <text:list-item>
                <text:p><text:s/>Write a paper containing our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ie </meta:initial-creator>
    <meta:creation-date>2013-10-07T07:53:02</meta:creation-date>
    <dc:date>2013-10-07T08:11:13</dc:date>
    <dc:creator>eddie </dc:creator>
    <meta:editing-duration>PT13M40S</meta:editing-duration>
    <meta:editing-cycles>6</meta:editing-cycles>
    <meta:generator>LibreOffice/4.0.2.2$Linux_X86_64 LibreOffice_project/400m0$Build-2</meta:generator>
    <meta:document-statistic meta:object-count="41"/>
  </office:meta>
</office:document-meta>
</file>